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36c" officeooo:paragraph-rsid="001f236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ue:</text:p>
      <text:p text:style-name="Standard">#include&lt;stdio.h&gt;</text:p>
      <text:p text:style-name="Standard">#include&lt;stdlib.h&gt;</text:p>
      <text:p text:style-name="Standard">#define MAX 30</text:p>
      <text:p text:style-name="Standard">void enqueue(int);</text:p>
      <text:p text:style-name="Standard">void dequeue();</text:p>
      <text:p text:style-name="Standard">void display();</text:p>
      <text:p text:style-name="Standard">int queue[MAX];</text:p>
      <text:p text:style-name="Standard">int rear=-1;</text:p>
      <text:p text:style-name="Standard">int front=-1;</text:p>
      <text:p text:style-name="Standard">void main()</text:p>
      <text:p text:style-name="Standard">{</text:p>
      <text:p text:style-name="Standard"><text:s text:c="2"/>int choice,value;</text:p>
      <text:p text:style-name="Standard"><text:s text:c="2"/>printf("-----MENU-----");</text:p>
      <text:p text:style-name="Standard"><text:s text:c="2"/>printf("\n1.Enqueue\n2.Dequeue\n3.Display\n4.Exit\n");</text:p>
      <text:p text:style-name="Standard"><text:s text:c="2"/>do{</text:p>
      <text:p text:style-name="Standard"><text:s text:c="2"/>printf("\nEnter your choice:");</text:p>
      <text:p text:style-name="Standard"><text:s text:c="2"/>scanf("%d",&amp;choice);</text:p>
      <text:p text:style-name="Standard"><text:s text:c="2"/>switch(choice)</text:p>
      <text:p text:style-name="Standard"><text:s text:c="2"/>{</text:p>
      <text:p text:style-name="Standard"><text:s text:c="2"/>case 1:</text:p>
      <text:p text:style-name="Standard"><text:s text:c="7"/>printf("\nEnter the value to insert:");</text:p>
      <text:p text:style-name="Standard"><text:s text:c="7"/>scanf("%d",&amp;value);</text:p>
      <text:p text:style-name="Standard"><text:s text:c="7"/>enqueue(value);</text:p>
      <text:p text:style-name="Standard"><text:s text:c="7"/>break;</text:p>
      <text:p text:style-name="Standard"><text:s text:c="2"/>case 2:</text:p>
      <text:p text:style-name="Standard"><text:s text:c="7"/>dequeue();</text:p>
      <text:p text:style-name="Standard"><text:s text:c="7"/>break;</text:p>
      <text:p text:style-name="Standard"><text:s text:c="2"/>case 3:</text:p>
      <text:p text:style-name="Standard"><text:s text:c="7"/>display();</text:p>
      <text:p text:style-name="Standard"><text:s text:c="7"/>break;</text:p>
      <text:p text:style-name="Standard"><text:s text:c="2"/>case 4:</text:p>
      <text:p text:style-name="Standard"><text:s text:c="8"/>exit(0);</text:p>
      <text:p text:style-name="Standard"><text:s text:c="2"/>default:</text:p>
      <text:p text:style-name="Standard"><text:s text:c="7"/>printf("\nInvalid Choice");</text:p>
      <text:p text:style-name="Standard"><text:s text:c="2"/>}</text:p>
      <text:p text:style-name="Standard"><text:s text:c="2"/>}while(choice!=4);</text:p>
      <text:p text:style-name="Standard"><text:s text:c="2"/></text:p>
      <text:p text:style-name="Standard">}</text:p>
      <text:p text:style-name="Standard"/>
      <text:p text:style-name="Standard">void enqueue(int value)</text:p>
      <text:p text:style-name="Standard">{</text:p>
      <text:p text:style-name="Standard"><text:s/>if(rear==MAX-1)</text:p>
      <text:p text:style-name="Standard"><text:s/>{</text:p>
      <text:p text:style-name="Standard"><text:s text:c="2"/>printf("\nQueue Overflow!!!\n");</text:p>
      <text:p text:style-name="Standard"><text:s text:c="2"/>exit(0);</text:p>
      <text:p text:style-name="Standard"><text:s/>}</text:p>
      <text:p text:style-name="Standard"><text:s/>if(front==-1)</text:p>
      <text:p text:style-name="Standard"><text:s/>{</text:p>
      <text:p text:style-name="Standard"><text:s text:c="2"/>front=0;</text:p>
      <text:p text:style-name="Standard"><text:s/>}</text:p>
      <text:p text:style-name="Standard"><text:s/>rear=rear+1;</text:p>
      <text:p text:style-name="Standard"><text:soft-page-break/><text:s/>queue[rear]=value;</text:p>
      <text:p text:style-name="Standard"><text:s/>printf("\n%d is <text:s/>inserted\n",value);</text:p>
      <text:p text:style-name="Standard">}</text:p>
      <text:p text:style-name="Standard"/>
      <text:p text:style-name="Standard">void dequeue()</text:p>
      <text:p text:style-name="Standard">{</text:p>
      <text:p text:style-name="Standard"><text:s/>if(front==-1)</text:p>
      <text:p text:style-name="Standard"><text:s/>{</text:p>
      <text:p text:style-name="Standard"><text:s text:c="2"/>printf("\nQueue is Empty!!!!\n");</text:p>
      <text:p text:style-name="Standard"><text:s text:c="2"/>exit(0);</text:p>
      <text:p text:style-name="Standard"><text:s/>}</text:p>
      <text:p text:style-name="Standard"><text:s/>printf("\nElement deleted is %d",queue[front]);</text:p>
      <text:p text:style-name="Standard"><text:s/>front=front+1;</text:p>
      <text:p text:style-name="Standard">}</text:p>
      <text:p text:style-name="Standard"/>
      <text:p text:style-name="Standard">void display()</text:p>
      <text:p text:style-name="Standard">{</text:p>
      <text:p text:style-name="Standard"><text:s/>int i;</text:p>
      <text:p text:style-name="Standard"><text:s/>if(front == - 1)</text:p>
      <text:p text:style-name="Standard"><text:s text:c="5"/>printf("Queue is empty \n");</text:p>
      <text:p text:style-name="Standard"><text:s/>else</text:p>
      <text:p text:style-name="Standard"><text:s text:c="4"/>{</text:p>
      <text:p text:style-name="Standard"><text:s text:c="8"/>printf("Queue is : \n");</text:p>
      <text:p text:style-name="Standard"><text:s text:c="8"/>for (i = front; i &lt;= rear; i++)</text:p>
      <text:p text:style-name="Standard"><text:s text:c="12"/>printf("%d ", queue[i]);</text:p>
      <text:p text:style-name="Standard"><text:s text:c="8"/>printf("\n");</text:p>
      <text:p text:style-name="Standard"/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5:53:22.632673599</meta:creation-date>
    <dc:date>2024-12-02T15:54:33.126845185</dc:date>
    <meta:editing-duration>PT1M10S</meta:editing-duration>
    <meta:editing-cycles>1</meta:editing-cycles>
    <meta:document-statistic meta:table-count="0" meta:image-count="0" meta:object-count="0" meta:page-count="2" meta:paragraph-count="77" meta:word-count="130" meta:character-count="1169" meta:non-whitespace-character-count="937"/>
    <meta:generator>LibreOffice/7.3.7.2$Linux_X86_64 LibreOffice_project/30$Build-2</meta:generator>
  </office:meta>
</office:document-meta>
</file>